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8.096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4.9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3.598cm"/>
    </style:style>
    <style:style style:name="Table2.C" style:family="table-column">
      <style:table-column-properties style:column-width="11.4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normal" officeooo:rsid="000eb126" officeooo:paragraph-rsid="000eb126" style:font-weight-asian="normal" style:font-weight-complex="normal"/>
    </style:style>
    <style:style style:name="P2" style:family="paragraph" style:parent-style-name="Standard">
      <style:text-properties officeooo:rsid="00111783" officeooo:paragraph-rsid="0012181c"/>
    </style:style>
    <style:style style:name="P3" style:family="paragraph" style:parent-style-name="Text_20_body">
      <style:paragraph-properties fo:text-align="justify" style:justify-single-word="false"/>
      <style:text-properties officeooo:rsid="000eb126" officeooo:paragraph-rsid="000eb126"/>
    </style:style>
    <style:style style:name="P4" style:family="paragraph" style:parent-style-name="Text_20_body">
      <style:text-properties officeooo:rsid="00103a8a" officeooo:paragraph-rsid="00103a8a"/>
    </style:style>
    <style:style style:name="P5" style:family="paragraph" style:parent-style-name="Text_20_body">
      <style:text-properties officeooo:rsid="00111783" officeooo:paragraph-rsid="00111783"/>
    </style:style>
    <style:style style:name="P6" style:family="paragraph" style:parent-style-name="Text_20_body">
      <style:text-properties officeooo:rsid="00111783" officeooo:paragraph-rsid="00112123"/>
    </style:style>
    <style:style style:name="P7" style:family="paragraph" style:parent-style-name="Text_20_body">
      <style:text-properties officeooo:rsid="00111783" officeooo:paragraph-rsid="0012181c"/>
    </style:style>
    <style:style style:name="P8" style:family="paragraph" style:parent-style-name="Text_20_body">
      <style:text-properties officeooo:rsid="00112123" officeooo:paragraph-rsid="00112123"/>
    </style:style>
    <style:style style:name="P9" style:family="paragraph" style:parent-style-name="Text_20_body">
      <style:text-properties officeooo:rsid="0012acf6" officeooo:paragraph-rsid="0012acf6"/>
    </style:style>
    <style:style style:name="P10" style:family="paragraph" style:parent-style-name="Text_20_body">
      <style:text-properties officeooo:rsid="00136fb7" officeooo:paragraph-rsid="00136fb7"/>
    </style:style>
    <style:style style:name="P11" style:family="paragraph" style:parent-style-name="Text_20_body">
      <style:text-properties officeooo:paragraph-rsid="00136fb7"/>
    </style:style>
    <style:style style:name="P12" style:family="paragraph" style:parent-style-name="Text_20_body">
      <style:text-properties officeooo:rsid="00154358" officeooo:paragraph-rsid="0012acf6"/>
    </style:style>
    <style:style style:name="P13" style:family="paragraph" style:parent-style-name="Heading_20_1">
      <style:text-properties officeooo:rsid="000eb126" officeooo:paragraph-rsid="000eb126"/>
    </style:style>
    <style:style style:name="P14" style:family="paragraph" style:parent-style-name="Heading_20_1">
      <style:text-properties officeooo:rsid="00103a8a" officeooo:paragraph-rsid="00103a8a"/>
    </style:style>
    <style:style style:name="P15" style:family="paragraph" style:parent-style-name="Heading_20_2">
      <style:text-properties officeooo:rsid="0010d186" officeooo:paragraph-rsid="0010d186"/>
    </style:style>
    <style:style style:name="P16" style:family="paragraph" style:parent-style-name="Heading_20_2">
      <style:text-properties officeooo:rsid="0012acf6" officeooo:paragraph-rsid="0012acf6"/>
    </style:style>
    <style:style style:name="P17" style:family="paragraph" style:parent-style-name="Heading_20_2">
      <style:text-properties officeooo:rsid="00136fb7" officeooo:paragraph-rsid="00136fb7"/>
    </style:style>
    <style:style style:name="P18" style:family="paragraph" style:parent-style-name="Table_20_Contents">
      <style:text-properties officeooo:rsid="00112123" officeooo:paragraph-rsid="00112123"/>
    </style:style>
    <style:style style:name="P19" style:family="paragraph" style:parent-style-name="Table_20_Contents">
      <style:text-properties officeooo:rsid="001290c5" officeooo:paragraph-rsid="001290c5"/>
    </style:style>
    <style:style style:name="P20" style:family="paragraph" style:parent-style-name="Table_20_Contents">
      <style:text-properties officeooo:rsid="0012acf6" officeooo:paragraph-rsid="0012acf6"/>
    </style:style>
    <style:style style:name="P21" style:family="paragraph" style:parent-style-name="Table_20_Contents">
      <style:text-properties officeooo:rsid="00136fb7" officeooo:paragraph-rsid="00136fb7"/>
    </style:style>
    <style:style style:name="T1" style:family="text">
      <style:text-properties officeooo:rsid="00103a8a"/>
    </style:style>
    <style:style style:name="T2" style:family="text">
      <style:text-properties officeooo:rsid="00112123"/>
    </style:style>
    <style:style style:name="T3" style:family="text">
      <style:text-properties officeooo:rsid="00136fb7"/>
    </style:style>
    <style:style style:name="T4" style:family="text">
      <style:text-properties officeooo:rsid="001504a1"/>
    </style:style>
    <style:style style:name="T5" style:family="text">
      <style:text-properties officeooo:rsid="001543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Wars Z-Gun controller</text:p>
      <text:p text:style-name="P1"/>
      <text:h text:style-name="P13" text:outline-level="1">Description.</text:h>
      <text:p text:style-name="P3">The Z-gun controller board is based on a ATTiny2313 micro controller &amp; 754410 Dual H-Bridge driver IC. It currently supports 2 DC motors (1A) with optional “Single Shot” mode &amp; 2 servo motors with additional GPIO pins for additional functionality if required. Communication with Host controller (Raspberry Pi) is Via I2C interface. The I2C address is stored in <text:span text:style-name="T1">EEPROM</text:span> &amp; can be changed using the In-Circuit Serial Programming (ICSP) header &amp; a standard AVR ICSP suck as an ASPUsb, Ard<text:span text:style-name="T1">u</text:span>ino <text:span text:style-name="T1">or even the Raspberry Pi’s GPIO pins.</text:span> </text:p>
      <text:p text:style-name="P3"/>
      <text:h text:style-name="P14" text:outline-level="1">Hardware</text:h>
      <text:p text:style-name="P4">The Z-<text:span text:style-name="T4">G</text:span>un <text:s/>interface consist of :-</text:p>
      <text:p text:style-name="P4">1)<text:tab/>ATTiny2313 Micro controller</text:p>
      <text:p text:style-name="P4">2)<text:tab/>SN754410 Dual H bridge <text:span text:style-name="T5">Driver</text:span></text:p>
      <text:p text:style-name="P4">3)<text:tab/>Various GPIO pins for servo control &amp; “Single Shot Trigger”</text:p>
      <text:h text:style-name="P15" text:outline-level="2">Connec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Conn</text:p>
          </table:table-cell>
          <table:table-cell table:style-name="Table1.A1" office:value-type="string">
            <text:p text:style-name="P18">Function</text:p>
          </table:table-cell>
          <table:table-cell table:style-name="Table1.A1" office:value-type="string">
            <text:p text:style-name="P18">AVR Port/Pin</text:p>
          </table:table-cell>
          <table:table-cell table:style-name="Table1.D1" office:value-type="string">
            <text:p text:style-name="P18">AVR Alternate Functions</text:p>
          </table:table-cell>
        </table:table-row>
        <table:table-row>
          <table:table-cell table:style-name="Table1.A2" office:value-type="string">
            <text:p text:style-name="P6">J1</text:p>
          </table:table-cell>
          <table:table-cell table:style-name="Table1.A2" office:value-type="string">
            <text:p text:style-name="P6">I2C conne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J2</text:p>
          </table:table-cell>
          <table:table-cell table:style-name="Table1.A2" office:value-type="string">
            <text:p text:style-name="P7">ICSP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3</text:p>
          </table:table-cell>
          <table:table-cell table:style-name="Table1.A2" office:value-type="string">
            <text:p text:style-name="P2">Motor Power (+5V for DC Motor &amp; Servo’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4</text:p>
          </table:table-cell>
          <table:table-cell table:style-name="Table1.A2" office:value-type="string">
            <text:p text:style-name="P7">Single Shot Trigger 1*</text:p>
          </table:table-cell>
          <table:table-cell table:style-name="Table1.A2" office:value-type="string">
            <text:p text:style-name="P19">A0</text:p>
          </table:table-cell>
          <table:table-cell table:style-name="Table1.D2" office:value-type="string">
            <text:p text:style-name="P19">Xtal1</text:p>
          </table:table-cell>
        </table:table-row>
        <table:table-row>
          <table:table-cell table:style-name="Table1.A2" office:value-type="string">
            <text:p text:style-name="P7">J5</text:p>
          </table:table-cell>
          <table:table-cell table:style-name="Table1.A2" office:value-type="string">
            <text:p text:style-name="P7">Single Shot Trigger 2*</text:p>
          </table:table-cell>
          <table:table-cell table:style-name="Table1.A2" office:value-type="string">
            <text:p text:style-name="P19">A2</text:p>
          </table:table-cell>
          <table:table-cell table:style-name="Table1.D2" office:value-type="string">
            <text:p text:style-name="P19">Xtal2</text:p>
          </table:table-cell>
        </table:table-row>
        <table:table-row>
          <table:table-cell table:style-name="Table1.A2" office:value-type="string">
            <text:p text:style-name="P7">J6</text:p>
          </table:table-cell>
          <table:table-cell table:style-name="Table1.A2" office:value-type="string">
            <text:p text:style-name="P7">Servo 1<text:tab/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7</text:p>
          </table:table-cell>
          <table:table-cell table:style-name="Table1.A2" office:value-type="string">
            <text:p text:style-name="P7">Servo 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8</text:p>
          </table:table-cell>
          <table:table-cell table:style-name="Table1.A2" office:value-type="string">
            <text:p text:style-name="P7">Motor 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9</text:p>
          </table:table-cell>
          <table:table-cell table:style-name="Table1.A2" office:value-type="string">
            <text:p text:style-name="P7">Laser Diode +3.3V outpu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0</text:p>
          </table:table-cell>
          <table:table-cell table:style-name="Table1.A2" office:value-type="string">
            <text:p text:style-name="P7">Motor 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1</text:p>
          </table:table-cell>
          <table:table-cell table:style-name="Table1.A2" office:value-type="string">
            <text:p text:style-name="P7">Unassigned GPIO<text:tab/><text:span text:style-name="T2">(</text:span>D2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7">J12</text:p>
          </table:table-cell>
          <table:table-cell table:style-name="Table1.A2" office:value-type="string">
            <text:p text:style-name="P7">Unassigned GPIO<text:tab/><text:span text:style-name="T2">(</text:span>D0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3</text:p>
          </table:table-cell>
          <table:table-cell table:style-name="Table1.A2" office:value-type="string">
            <text:p text:style-name="P7">Unassigned GPIO<text:tab/><text:span text:style-name="T2">(</text:span>D1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4</text:p>
          </table:table-cell>
          <table:table-cell table:style-name="Table1.A2" office:value-type="string">
            <text:p text:style-name="P7">Unassigned GPIO<text:tab/><text:span text:style-name="T2">(</text:span>D6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10">Unassigned GPIO pins are for future expansion.</text:p>
      <text:p text:style-name="P10">* <text:span text:style-name="T5">A High to Low transition on a “Single Shot” pin will switch off the corresponding motor by setting the mode to 0, the speed setting remains unchanged</text:span></text:p>
      <text:h text:style-name="P16" text:outline-level="2">Software</text:h>
      <text:p text:style-name="P9">The controller has an I2C interface that has 8 registers on I2cAddress 0x60*</text:p>
      <text:p text:style-name="P9"><text:s/>defined as follows.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Register</text:p>
          </table:table-cell>
          <table:table-cell table:style-name="Table2.A1" office:value-type="string">
            <text:p text:style-name="P20">Function</text:p>
          </table:table-cell>
          <table:table-cell table:style-name="Table2.C1" office:value-type="string">
            <text:p text:style-name="P20">Range</text:p>
          </table:table-cell>
        </table:table-row>
        <table:table-row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Motor 1 Speed</text:p>
          </table:table-cell>
          <table:table-cell table:style-name="Table2.C2" office:value-type="string">
            <text:p text:style-name="P20">0 - 255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Motor 2 Speed</text:p>
          </table:table-cell>
          <table:table-cell table:style-name="Table2.C2" office:value-type="string">
            <text:p text:style-name="P20">0 - 255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Motor 1 Direction</text:p>
          </table:table-cell>
          <table:table-cell table:style-name="Table2.C2" office:value-type="string">
            <text:p text:style-name="P20">0 Stop, 1 Forward, 2 Reverse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Motor 2 Direction</text:p>
          </table:table-cell>
          <table:table-cell table:style-name="Table2.C2" office:value-type="string">
            <text:p text:style-name="P20">0 Stop, 1 Forward, 2 Reverse</text:p>
          </table:table-cell>
        </table:table-row>
        <table:table-row>
          <table:table-cell table:style-name="Table2.A2" office:value-type="string">
            <text:p text:style-name="P21">4 &amp; 5</text:p>
          </table:table-cell>
          <table:table-cell table:style-name="Table2.A2" office:value-type="string">
            <text:p text:style-name="P21">Servo1 PWM</text:p>
          </table:table-cell>
          <table:table-cell table:style-name="Table2.C2" office:value-type="string">
            <text:p text:style-name="P21">~800-2500**</text:p>
          </table:table-cell>
        </table:table-row>
        <table:table-row>
          <table:table-cell table:style-name="Table2.A2" office:value-type="string">
            <text:p text:style-name="P21">6 &amp; 7</text:p>
          </table:table-cell>
          <table:table-cell table:style-name="Table2.A2" office:value-type="string">
            <text:p text:style-name="P21">Servo2 PWM</text:p>
          </table:table-cell>
          <table:table-cell table:style-name="Table2.C2" office:value-type="string">
            <text:p text:style-name="P21">~800-2500**</text:p>
          </table:table-cell>
        </table:table-row>
      </table:table>
      <text:p text:style-name="P12"/>
      <text:p text:style-name="P9">* <text:span text:style-name="T3">The Address is stored in EEPROM and can be changes using the ICSP header if multiple boards are required.</text:span></text:p>
      <text:p text:style-name="P9">**<text:span text:style-name="T3">16 bit value representing the Pulse width of the servo signal in us, stored High Byte, Low Byte &amp; must be written in High Byte Low Byte order to take effect. <text:s/></text:span></text:p>
      <text:h text:style-name="P17" text:outline-level="2">Example Python Module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7:38.368295457</meta:creation-date>
    <dc:date>2019-08-21T15:09:57.729058104</dc:date>
    <meta:editing-duration>PT1H4M32S</meta:editing-duration>
    <meta:editing-cycles>4</meta:editing-cycles>
    <meta:generator>LibreOffice/6.2.6.2$Linux_X86_64 LibreOffice_project/20$Build-2</meta:generator>
    <meta:document-statistic meta:table-count="2" meta:image-count="0" meta:object-count="0" meta:page-count="2" meta:paragraph-count="74" meta:word-count="343" meta:character-count="1864" meta:non-whitespace-character-count="1589"/>
  </office:meta>
</office:document-meta>
</file>